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6-04-15T11:35:22.99">15/04/16</text:date></text:p>
      <text:p text:style-name="P1"/>
      <text:h text:style-name="P6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JE SUIS LE MEMO DE FA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6-04-15T11:35:23</dc:date>
    <meta:editing-duration>P1DT7H7M13S</meta:editing-duration>
    <meta:editing-cycles>184</meta:editing-cycles>
    <dc:creator>L. FRANCOIS</dc:creator>
    <meta:document-statistic meta:table-count="0" meta:image-count="0" meta:object-count="0" meta:page-count="1" meta:paragraph-count="8" meta:word-count="31" meta:character-count="231" meta:non-whitespace-character-count="208"/>
  </office:meta>
</office:document-meta>
</file>